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SIG</text:span> </text:p>
      <text:p text:style-name="Text_20_body">When any of the characters INTR, QUIT, SUSP, or DSUSP are received, generate the corresponding signal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4T12:22:08.978068923</meta:creation-date>
    <meta:generator>LibreOffice/5.1.4.2$Linux_X86_64 LibreOffice_project/10m0$Build-2</meta:generator>
    <dc:date>2016-08-14T12:23:14.002486240</dc:date>
    <meta:editing-duration>PT1M6S</meta:editing-duration>
    <meta:editing-cycles>1</meta:editing-cycles>
    <meta:document-statistic meta:table-count="0" meta:image-count="0" meta:object-count="0" meta:page-count="1" meta:paragraph-count="2" meta:word-count="17" meta:character-count="108" meta:non-whitespace-character-count="91"/>
  </office:meta>
</office:document-meta>
</file>